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e660a" officeooo:paragraph-rsid="001e660a"/>
    </style:style>
    <style:style style:name="P2" style:family="paragraph" style:parent-style-name="Standard">
      <style:text-properties officeooo:rsid="00210261" officeooo:paragraph-rsid="00210261"/>
    </style:style>
    <style:style style:name="P3" style:family="paragraph" style:parent-style-name="Standard">
      <style:text-properties officeooo:paragraph-rsid="00210261"/>
    </style:style>
    <style:style style:name="P4" style:family="paragraph" style:parent-style-name="Standard">
      <style:text-properties officeooo:rsid="00218297" officeooo:paragraph-rsid="00218297"/>
    </style:style>
    <style:style style:name="P5" style:family="paragraph" style:parent-style-name="Standard">
      <style:text-properties fo:color="#000000" style:font-name="Consolas" fo:font-size="10.5pt" fo:font-weight="normal" officeooo:rsid="00218297" officeooo:paragraph-rsid="00218297" fo:background-color="#ffffff"/>
    </style:style>
    <style:style style:name="P6" style:family="paragraph" style:parent-style-name="Standard">
      <style:text-properties officeooo:rsid="0022b1c8" officeooo:paragraph-rsid="0022b1c8"/>
    </style:style>
    <style:style style:name="P7" style:family="paragraph" style:parent-style-name="Standard">
      <style:text-properties officeooo:rsid="00237b1c" officeooo:paragraph-rsid="00237b1c"/>
    </style:style>
    <style:style style:name="P8" style:family="paragraph" style:parent-style-name="Standard">
      <style:text-properties officeooo:rsid="00248a92" officeooo:paragraph-rsid="00248a92"/>
    </style:style>
    <style:style style:name="P9" style:family="paragraph" style:parent-style-name="Standard">
      <style:text-properties officeooo:rsid="0024f487" officeooo:paragraph-rsid="0024f487"/>
    </style:style>
    <style:style style:name="P10" style:family="paragraph" style:parent-style-name="Standard">
      <style:text-properties officeooo:rsid="00256cca" officeooo:paragraph-rsid="00256cca"/>
    </style:style>
    <style:style style:name="P11" style:family="paragraph" style:parent-style-name="Standard">
      <style:text-properties officeooo:rsid="0026c18e" officeooo:paragraph-rsid="0026c18e"/>
    </style:style>
    <style:style style:name="P12" style:family="paragraph" style:parent-style-name="Standard">
      <style:text-properties officeooo:rsid="0029895a" officeooo:paragraph-rsid="0029895a"/>
    </style:style>
    <style:style style:name="P13" style:family="paragraph" style:parent-style-name="Standard">
      <style:text-properties officeooo:rsid="00299a69" officeooo:paragraph-rsid="00299a69"/>
    </style:style>
    <style:style style:name="P14" style:family="paragraph" style:parent-style-name="Standard">
      <style:text-properties officeooo:rsid="002ad0e2" officeooo:paragraph-rsid="002ad0e2"/>
    </style:style>
    <style:style style:name="P15" style:family="paragraph" style:parent-style-name="Standard">
      <style:text-properties officeooo:rsid="002c92ba" officeooo:paragraph-rsid="002c92ba"/>
    </style:style>
    <style:style style:name="P16" style:family="paragraph" style:parent-style-name="Standard">
      <style:paragraph-properties fo:margin-left="0cm" fo:margin-right="0cm" fo:text-indent="1.249cm" style:auto-text-indent="false"/>
    </style:style>
    <style:style style:name="P17" style:family="paragraph" style:parent-style-name="Standard" style:master-page-name="Standard">
      <style:paragraph-properties style:page-number="auto"/>
    </style:style>
    <style:style style:name="T1" style:family="text">
      <style:text-properties style:text-position="super 58%"/>
    </style:style>
    <style:style style:name="T2" style:family="text">
      <style:text-properties style:font-name="Arial" fo:font-size="10pt" style:font-size-asian="10pt" style:font-name-complex="Arial1" style:font-size-complex="10pt"/>
    </style:style>
    <style:style style:name="T3" style:family="text">
      <style:text-properties style:font-name="Arial" fo:font-size="10pt" officeooo:rsid="001f5119" style:font-size-asian="10pt" style:font-name-complex="Arial1" style:font-size-complex="10pt"/>
    </style:style>
    <style:style style:name="T4" style:family="text">
      <style:text-properties officeooo:rsid="0024f487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Luminotecnia</text:p>
      <text:p text:style-name="Standard">Ciencia aplicada que concierne a la luz, su control y manipulación, se ocupa principalmente de los elementos físicos que producen energía lumínica como lámparas y luminarias.</text:p>
      <text:p text:style-name="Standard">Conceptos previos</text:p>
      <text:p text:style-name="Standard">Luz</text:p>
      <text:p text:style-name="Standard">La luz es la energía electromagnética visible por el ojo humano en un rango de longitud de onda entre 0,38 y 0,78 micrómetros.</text:p>
      <text:p text:style-name="Standard">Las fuentes de luz suelen ser superficies a altas temperaturas como el sol a una temperatura de 5500K (5227°C), filamentos de lámparas a 3300K (3027°C), las cuales emiten un espectro continúo de longitudes de onda.</text:p>
      <text:p text:style-name="Standard">Todos los cuerpos a una temperatura mayor a la del cero absoluto (-273°C), emite radiación en un amplio campo de longitudes de onda, llamándose “Radiación incandescente” o “Radiación de temperatura”</text:p>
      <text:p text:style-name="Standard">Fuentes de luz artificial incandescente:</text:p>
      <text:p text:style-name="P16">Llama de combustión</text:p>
      <text:p text:style-name="Standard"><text:tab/>Metal al rojo vivo</text:p>
      <text:p text:style-name="Standard"><text:tab/>Filamento de una lámpara</text:p>
      <text:p text:style-name="Standard">La luz monocromática es aquella que posee una única longitud de onda en su composición, por lo cual su espectro es discontinuo</text:p>
      <text:p text:style-name="Standard">Magnitudes de la luz</text:p>
      <text:p text:style-name="Standard"><text:tab/>Índice de rendimiento de color (Rg)</text:p>
      <text:p text:style-name="Standard"><text:tab/><text:tab/>Este índice nos permite conocer la similitud del espectro de una fuente de luz discontinua con la luz solar.</text:p>
      <text:p text:style-name="Standard"><text:tab/><text:tab/>Para Rg = 1, la luz es similar a la luz natural lo poseen las lámparas incandescentes.</text:p>
      <text:p text:style-name="Standard"><text:tab/><text:tab/>Rg = 0, luz monocromática, como las lámparas de sodio.</text:p>
      <text:p text:style-name="Standard"><text:tab/><text:tab/>Las luces fluorescentes tienen un Rg entre 0,7 y 0,9.</text:p>
      <text:p text:style-name="Standard"><text:tab/>Flujo luminoso (lm)</text:p>
      <text:p text:style-name="Standard"><text:tab/><text:tab/>Es la cantidad de luz emitida o radiada, en un segundo, en todas las direcciones. Mide la energía global emitida por una fuente luminosa. Su magnitud es el lumen (lm).</text:p>
      <text:p text:style-name="Standard"><text:tab/>Intensidad (I)</text:p>
      <text:p text:style-name="Standard"><text:tab/><text:tab/>Es la cantidad de luz emitida en un segundo y en una determinada dirección, su magnitud es la candela (Cd), una candela se asemeja a la intensidad emitida por una vela.</text:p>
      <text:p text:style-name="Standard"><text:tab/><text:tab/>Técnicamente una candela se define <text:s/>como la 1/60 parte de la intensidad luminosa de un cuerpo negro a la temperatura de solidificación del platino (2042K) por cm<text:span text:style-name="T1">2</text:span>. <text:soft-page-break/>Una lámpara incandescente de 100w, tiene una luminosidad o intensidad luminosa de unas 130 candelas.</text:p>
      <text:p text:style-name="Standard"><text:tab/>Iluminancia o nivel de iluminación</text:p>
      <text:p text:style-name="Standard"><text:tab/><text:tab/>Es una característica del objeto iluminado, indica la cantidad de luz que incide sobre su superficie.</text:p>
      <text:p text:style-name="Standard"><text:tab/><text:tab/>Se representa por la letra E, siendo su unidad el lux (lx).</text:p>
      <text:p text:style-name="Standard"><text:tab/>Eficiencia luminosa</text:p>
      <text:p text:style-name="Standard"><text:tab/><text:tab/>Es la relación entre el flujo luminoso expresado en lúmenes y la potencia de la lámpara o fuente</text:p>
      <text:p text:style-name="Standard"><text:tab/>Curva de sensibilidad del ojo</text:p>
      <text:p text:style-name="Standard"><text:tab/><text:tab/>Las radiaciones de longitud de onda comprendidas entre los 380 nm y 780nm son captadas por el ojo humano como luz visible.</text:p>
      <text:p text:style-name="Standard"><text:tab/><text:tab/>Mediante la curva de sensibilidad se observa que para la luz blanca del día, la máxima sensibilidad del ojo corresponde a la longitud de onda de 555nm (color amarillo) y la mínima sensibilidad corresponde a los colores rojo y violeta. Es por ello que las fuentes luminosas cuyas longitudes de onda corresponden al amarillo-verde son las que tienen más eficacia aunque es la de peor calidad (estamos acostumbrados a la luz blanca del sol)</text:p>
      <text:p text:style-name="Standard"><text:tab/><text:tab/>Para el caso de la luz nocturna, el máximo de sensibilidad se desplaza hacia longitudes de onda menores y por consiguiente, las radiaciones de menor longitud de onda (azul-violeta) producen mayor intensidad de sensación con baja iluminación.</text:p>
      <text:p text:style-name="Standard"><text:tab/>Enfoque</text:p>
      <text:p text:style-name="Standard"><text:tab/><text:tab/>Es la capacidad que tiene el ojo para ajustarse a las diferentes distancias que existen entre los objetos y obtener imágenes nítidas.</text:p>
      <text:p text:style-name="Standard"><text:tab/>Contraste</text:p>
      <text:p text:style-name="Standard"><text:tab/><text:tab/>Permite diferenciar dos objetos contiguos por diferencias notables de color.</text:p>
      <text:p text:style-name="Standard"><text:tab/>Adaptación</text:p>
      <text:p text:style-name="Standard"><text:tab/><text:tab/>Es la capacidad que tiene el ojo para ajustarse a las diferentes iluminaciones de los objetos de manera automática mediante el ajuste de la pupila. </text:p>
      <text:p text:style-name="Standard"><text:tab/><text:tab/>El tiempo de adaptación al pasar de un ambiente oscuro a uno iluminado es relativamente corto de aproximadamente unos segundos, en cambio, para pasar de un ambiente claro a uno oscuro, el tiempo ronda entre los 30 - 40 minutos</text:p>
      <text:p text:style-name="Standard"><text:tab/>Deslumbramiento</text:p>
      <text:p text:style-name="Standard"><text:tab/><text:tab/>Es un fenómeno que produce molestia o disminución de la capacidad para distinguir objetos, debido a luz que incide directamente en el campo visual.</text:p>
      <text:p text:style-name="Standard"><text:tab/><text:tab/></text:p>
      <text:p text:style-name="Standard">Calculo de iluminación de interiores</text:p>
      <text:p text:style-name="Standard"><text:soft-page-break/><text:tab/>En la iluminación de un espacio debe buscarse que la misma sea uniforme y que el tipo de lámparas utilizados sea el adecuado, una vez hecho esto se debe conocer la cantidad necesaria de los mismos.</text:p>
      <text:p text:style-name="Standard"><text:tab/>Para el calculo de iluminación existen 2 métodos utilizados generalmente.</text:p>
      <text:p text:style-name="Standard">Método de los Lúmenes o Método del factor de utilización: siendo un método practico y sencillo.</text:p>
      <text:p text:style-name="Standard">Método del punto por punto o de Iluminarias puntuales: utilizado para puntos concretos.</text:p>
      <text:p text:style-name="Standard">Patrones de distribución:</text:p>
      <text:p text:style-name="Standard"><text:tab/>General.</text:p>
      <text:p text:style-name="Standard"><text:tab/>General localizado.</text:p>
      <text:p text:style-name="Standard"><text:tab/>Localizado.</text:p>
      <text:p text:style-name="Standard">Método del Lumen</text:p>
      <text:p text:style-name="P3">Diagrama de Flujo</text:p>
      <text:p text:style-name="P2">Ecuación utilizada para el calculo</text:p>
      <text:p text:style-name="P1"><text:span text:style-name="T2">Datos de </text:span><text:span text:style-name="T3">entrada</text:span></text:p>
      <text:p text:style-name="P1"><text:span text:style-name="T3"><text:tab/>Dimensiones del local y la altura del plano de trabajo, normalmente de 0,85m.</text:span></text:p>
      <text:p text:style-name="P1"><text:span text:style-name="T3"><text:tab/>Dimensiones del local.</text:span></text:p>
      <text:p text:style-name="P1"><text:span text:style-name="T3"><text:tab/>Altura del plano de trabajo.</text:span></text:p>
      <text:p text:style-name="P1"><text:span text:style-name="T3"><text:tab/>Nivel de iluminancia media.</text:span></text:p>
      <text:p text:style-name="P1"><text:span text:style-name="T3"><text:tab/>Elección del tipo de lampara.</text:span></text:p>
      <text:p text:style-name="P1"><text:span text:style-name="T3"><text:tab/>Elección del tipo de luminaria en catálogos y su altura de suspensión.</text:span></text:p>
      <text:p text:style-name="P4"><text:span text:style-name="T2">Tabla de iluminancia media</text:span></text:p>
      <text:p text:style-name="P5"><text:span text:style-name="T2">Tipos de luminarias</text:span></text:p>
      <text:p text:style-name="P6"><text:span text:style-name="T2">Son las de mayor consumo eléctrico, baratas y de menor duración</text:span></text:p>
      <text:p text:style-name="P6"><text:span text:style-name="T2">Solo aprovechan el 5% de la energía eléctrica en la emisión de luz, el resto se transforma en calor.</text:span></text:p>
      <text:p text:style-name="P7"><text:span text:style-name="T2">Halógenas</text:span></text:p>
      <text:p text:style-name="P7"><text:span text:style-name="T2">Utilizan un compuesto que libera un gas de un elemento halógeno en un sistema incandescente, consiguiendo así establecer un ciclo de regeneración.</text:span></text:p>
      <text:p text:style-name="P7"><text:span text:style-name="T2">Poseen mayor duración.</text:span></text:p>
      <text:p text:style-name="P8"><text:span text:style-name="T2">Fluorescentes</text:span></text:p>
      <text:p text:style-name="P8">Esta construido de un tubo de vidrio que contiene una pequeña cantidad de mercurio y gas argón.</text:p>
      <text:p text:style-name="P8">Al aplicar una diferencia de potencial entre los dos electrodos situados a ambos lados del tubo, se produce una descarga eléctrica, <text:span text:style-name="T4">al pasar por el vapor de mercurio, este emite radiación </text:span><text:soft-page-break/><text:span text:style-name="T4">ultravioleta, la cual es absorbida por la sustancia fluorescente que recubre el interior del tubo, emitiendo radiación visible.</text:span></text:p>
      <text:p text:style-name="P9">La eficiencia en contraposición de las lamparas incandescentes es mayor y produce un menor calentamiento, consumen 80% menos de energía y duran entre 8 y 10 veces mas.</text:p>
      <text:p text:style-name="P9">Bajo consumo</text:p>
      <text:p text:style-name="P9">Son lamparas fluorescentes compactas, se han ido adaptando al tamaño, formas y soportes de las bombillas convencionales.</text:p>
      <text:p text:style-name="P10">LED (Light Emitting Diode)</text:p>
      <text:p text:style-name="P10">Utiliza un diodo que al polarizarse emite luz, el aprovechamiento energético es del 90%.</text:p>
      <text:p text:style-name="P11">Sistemas de alumbrado</text:p>
      <text:p text:style-name="P11">Dentro de los sistemas de alumbrado podemos encontrar a la iluminación directa como indirecta, las dos se fundamentan en como la luz llega desde la fuente hasta el objeto.</text:p>
      <text:p text:style-name="P12">Calculo del numero de luminarias</text:p>
      <text:p text:style-name="P12">Despejando la igualdad que se tenia primeramente obtenemos que:</text:p>
      <text:p text:style-name="P12"><draw:frame draw:style-name="fr1" draw:name="Objeto1" text:anchor-type="as-char" svg:y="-0.711cm" svg:width="3.191cm" svg:height="1.12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3">La distancia máxima de separación entre las luminarias dependerá del angulo de apertura del haz de luz y de la altura de las luminarias sobre el plano de trabajo</text:p>
      <text:p text:style-name="P14">Comprobar los resultados</text:p>
      <text:p text:style-name="P14">Lo ultimo que se debe hacer es comprobar la viabilidad de los resultados obtenidos, revisando si la iluminancia media obtenida en la instalación <text:s/>diseñada es igual o superior a la recomendada en tablas</text:p>
      <text:p text:style-name="P14"><draw:frame draw:style-name="fr1" draw:name="Objeto2" text:anchor-type="as-char" svg:y="-0.66cm" svg:width="5.316cm" svg:height="1.127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15">En cuyo caso, diese menor, se debe buscar una lampara con mayor flujo luminoso, que posea mejor rendimiento luminoso,, esto generara un uso eficiente de la energía y reducirá la cantidad de elementos a utiliz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A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A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AR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Alejandro Palaszczuk</meta:initial-creator>
    <meta:editing-cycles>7</meta:editing-cycles>
    <meta:creation-date>2021-05-05T13:28:00</meta:creation-date>
    <dc:date>2021-05-06T10:26:59.919000000</dc:date>
    <meta:editing-duration>PT20H32M19S</meta:editing-duration>
    <meta:generator>LibreOffice/5.4.3.2$Windows_X86_64 LibreOffice_project/92a7159f7e4af62137622921e809f8546db437e5</meta:generator>
    <meta:document-statistic meta:table-count="0" meta:image-count="0" meta:object-count="2" meta:page-count="4" meta:paragraph-count="86" meta:word-count="1130" meta:character-count="6920" meta:non-whitespace-character-count="580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N</mi>
      <mo stretchy="false">=</mo>
      <mfrac>
        <mrow>
          <mi>E</mi>
          <mrow>
            <mo fence="true" stretchy="false">(</mo>
            <mrow>
              <mi mathvariant="italic">lx</mi>
            </mrow>
            <mo fence="true" stretchy="false">)</mo>
          </mrow>
          <mn>.</mn>
          <mrow/>
          <mi>S</mi>
          <mrow>
            <mo fence="true" stretchy="false">(</mo>
            <mrow>
              <msup>
                <mi>m</mi>
                <mn>2</mn>
              </msup>
            </mrow>
            <mo fence="true" stretchy="false">)</mo>
          </mrow>
        </mrow>
        <mrow>
          <mi>U</mi>
          <mrow/>
          <mn>.</mn>
          <mi mathvariant="normal">Φ</mi>
          <mrow>
            <mo fence="true" stretchy="false">(</mo>
            <mrow>
              <mi mathvariant="italic">lm</mi>
            </mrow>
            <mo fence="true" stretchy="false">)</mo>
          </mrow>
          <mn>.</mn>
          <mi>f</mi>
        </mrow>
      </mfrac>
    </mrow>
    <annotation encoding="StarMath 5.0">N={E( lx ).{ } S(m^2)}over{ U{ }. %PHI(lm) .f}</annotation>
  </semantics>
</math>
</file>

<file path=Object 2/content.xml><?xml version="1.0" encoding="utf-8"?>
<math xmlns="http://www.w3.org/1998/Math/MathML" display="block">
  <semantics>
    <mrow>
      <mi>E</mi>
      <mrow>
        <mrow>
          <mo fence="true" stretchy="false">(</mo>
          <mrow>
            <mi mathvariant="italic">lx</mi>
          </mrow>
          <mo fence="true" stretchy="false">)</mo>
        </mrow>
        <mo stretchy="false">=</mo>
        <mfrac>
          <mrow>
            <mi>N</mi>
            <mn>.</mn>
            <mrow/>
            <mi>U</mi>
            <mrow/>
            <mn>.</mn>
            <mi mathvariant="normal">Φ</mi>
            <mrow>
              <mo fence="true" stretchy="false">(</mo>
              <mrow>
                <mi mathvariant="italic">lm</mi>
              </mrow>
              <mo fence="true" stretchy="false">)</mo>
            </mrow>
            <mn>.</mn>
            <mi>f</mi>
          </mrow>
          <mrow>
            <mi>S</mi>
            <mrow>
              <mo fence="true" stretchy="false">(</mo>
              <mrow>
                <msup>
                  <mi>m</mi>
                  <mn>2</mn>
                </msup>
              </mrow>
              <mo fence="true" stretchy="false">)</mo>
            </mrow>
          </mrow>
        </mfrac>
        <mo stretchy="false">&gt;</mo>
        <msub>
          <mi>E</mi>
          <mi mathvariant="italic">tabla</mi>
        </msub>
      </mrow>
    </mrow>
    <annotation encoding="StarMath 5.0">E( lx )={N.{ }U{ }. %PHI(lm) .f }over{ S(m^2)} &gt; E_tabla</annotation>
  </semantics>
</math>
</file>